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Header" style:family="table">
      <style:table-properties style:width="17.009cm" fo:margin-left="0cm" fo:break-before="page" table:align="left"/>
    </style:style>
    <style:style style:name="tblHeader.A" style:family="table-column">
      <style:table-column-properties style:column-width="12.495cm"/>
    </style:style>
    <style:style style:name="tblHeader.B" style:family="table-column">
      <style:table-column-properties style:column-width="4.514cm"/>
    </style:style>
    <style:style style:name="tblHeader.1" style:family="table-row">
      <style:table-row-properties style:min-row-height="1.191cm"/>
    </style:style>
    <style:style style:name="tblHeader.A1" style:family="table-cell">
      <style:table-cell-properties fo:padding="0.049cm" fo:border-left="none" fo:border-right="none" fo:border-top="none" fo:border-bottom="1.2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8.017cm"/>
    </style:style>
    <style:style style:name="Таблица1.C" style:family="table-column">
      <style:table-column-properties style:column-width="1.085cm"/>
    </style:style>
    <style:style style:name="Таблица1.D" style:family="table-column">
      <style:table-column-properties style:column-width="1.296cm"/>
    </style:style>
    <style:style style:name="Таблица1.E" style:family="table-column">
      <style:table-column-properties style:column-width="1.905cm"/>
    </style:style>
    <style:style style:name="Таблица1.F" style:family="table-column">
      <style:table-column-properties style:column-width="2.104cm"/>
    </style:style>
    <style:style style:name="Таблица1.G" style:family="table-column">
      <style:table-column-properties style:column-width="1.8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3.999cm" fo:margin-left="11.217cm" table:align="left"/>
    </style:style>
    <style:style style:name="tblTotal.A" style:family="table-column">
      <style:table-column-properties style:column-width="1.864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P1" style:family="paragraph" style:parent-style-name="Footer">
      <style:text-properties officeooo:rsid="001cc181" officeooo:paragraph-rsid="001cc181"/>
    </style:style>
    <style:style style:name="P2" style:family="paragraph" style:parent-style-name="Footer">
      <style:text-properties officeooo:rsid="001e46db" officeooo:paragraph-rsid="001e46db"/>
    </style:style>
    <style:style style:name="P3" style:family="paragraph" style:parent-style-name="Table_20_Heading"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4" style:family="paragraph" style:parent-style-name="Table_20_Heading">
      <style:paragraph-properties fo:text-align="center" style:justify-single-word="false"/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5" style:family="paragraph" style:parent-style-name="Table_20_Heading">
      <style:paragraph-properties fo:text-align="end" style:justify-single-word="false"/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14pt" style:text-underline-style="none" officeooo:rsid="00147cc2" officeooo:paragraph-rsid="00147cc2" style:font-size-asian="14pt" style:font-size-complex="14pt"/>
    </style:style>
    <style:style style:name="P7" style:family="paragraph" style:parent-style-name="Text_20_body">
      <style:paragraph-properties fo:text-align="end" style:justify-single-word="false" style:vertical-align="bottom"/>
      <style:text-properties fo:font-size="14pt" style:text-underline-style="none" officeooo:rsid="00147cc2" officeooo:paragraph-rsid="00154e68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4pt" style:text-underline-style="none" officeooo:rsid="001ab089" officeooo:paragraph-rsid="001ab089" style:font-size-asian="12.25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16pt" style:text-underline-style="none" officeooo:rsid="0018efd0" officeooo:paragraph-rsid="0018efd0" style:font-size-asian="16pt" style:font-size-complex="16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Liberation Sans" fo:font-size="9pt" officeooo:rsid="000cb90e" officeooo:paragraph-rsid="00147cc2" style:font-size-asian="9pt" style:font-weight-asian="normal" style:font-size-complex="9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Liberation Sans" fo:font-size="9pt" style:text-underline-style="none" officeooo:rsid="00147cc2" officeooo:paragraph-rsid="00147cc2" style:font-size-asian="9pt" style:font-size-complex="9pt"/>
    </style:style>
    <style:style style:name="P12" style:family="paragraph" style:parent-style-name="Text_20_body">
      <style:text-properties fo:font-size="10pt" officeooo:rsid="000cb90e" officeooo:paragraph-rsid="000f89b7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fo:font-size="9pt" style:text-underline-style="none" fo:font-weight="normal" officeooo:rsid="00147cc2" officeooo:paragraph-rsid="00147cc2" style:font-size-asian="9pt" style:font-weight-asian="normal" style:font-size-complex="9pt" style:font-weight-complex="normal"/>
    </style:style>
    <style:style style:name="P14" style:family="paragraph" style:parent-style-name="Standard">
      <style:text-properties officeooo:rsid="001b9250" officeooo:paragraph-rsid="001b9250"/>
    </style:style>
    <style:style style:name="P15" style:family="paragraph" style:parent-style-name="Table_20_Contents">
      <style:text-properties style:font-name="Liberation Sans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Liberation Sans" fo:font-size="9p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26e8b9" officeooo:paragraph-rsid="0026e8b9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9pt" officeooo:rsid="000cb90e" officeooo:paragraph-rsid="000f89b7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d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nager@kipspb.ru" text:name="pg_email"/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22222222222222222222 в ДЛИННОЕ НАЗВАНИЕ БАНКА ИЛИ ЕГО ФИЛИАЛА" text:name="pg_account_bank"/>
        <text:user-field-decl office:value-type="string" office:string-value="33333333333333333333" text:name="pg_corresp"/>
        <text:user-field-decl office:value-type="string" office:string-value="444444444" text:name="pg_bik"/>
        <text:user-field-decl office:value-type="string" office:string-value="НАША ФИРМА" text:name="pg_firm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тысячи сотни рублей" text:name="pg_sum_in_words"/>
        <text:user-field-decl office:value-type="string" office:string-value="1234,00" text:name="pg_total"/>
        <text:user-field-decl office:value-type="string" office:string-value="поле Дополнительно" text:name="pg_add_info"/>
      </text:user-field-decls>
      <table:table table:name="tblHeader" table:style-name="tblHeader">
        <table:table-column table:style-name="tblHeader.A"/>
        <table:table-column table:style-name="tblHeader.B"/>
        <table:table-row table:style-name="tblHeader.1">
          <table:table-cell table:style-name="tblHeader.A1" office:value-type="string">
            <text:p text:style-name="P20">ИНН: <text:user-field-get text:name="pg_inn">0000000000</text:user-field-get>; КПП: <text:user-field-get text:name="pg_kpp">111111111</text:user-field-get></text:p>
            <text:p text:style-name="P10">р/сч <text:user-field-get text:name="pg_account_bank">22222222222222222222 в ДЛИННОЕ НАЗВАНИЕ БАНКА ИЛИ ЕГО ФИЛИАЛА</text:user-field-get></text:p>
            <text:p text:style-name="P11">к/сч <text:user-field-get text:name="pg_corresp">33333333333333333333</text:user-field-get> БИК <text:user-field-get text:name="pg_bik">444444444</text:user-field-get></text:p>
          </table:table-cell>
          <table:table-cell table:style-name="tblHeader.A1" office:value-type="string">
            <text:p text:style-name="P12"/>
            <text:p text:style-name="P7"><text:user-field-get text:name="pg_firm">НАША ФИРМА</text:user-field-get></text:p>
          </table:table-cell>
        </table:table-row>
      </table:table>
      <text:p text:style-name="P6"/>
      <text:p text:style-name="P9">Бланк заказа № <text:user-field-get text:name="pg_order">9999-9999</text:user-field-get></text:p>
      <text:p text:style-name="P8">от <text:user-field-get text:name="pg_order_date">11.11.2011</text:user-field-get></text:p>
      <text:p text:style-name="P13"><text:user-field-get text:name="pg_add_info">поле Дополнительно</text:user-field-get>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header-rows>
          <table:table-row>
            <table:table-cell table:style-name="Таблица1.A1" office:value-type="string">
              <text:p text:style-name="P3">№</text:p>
            </table:table-cell>
            <table:table-cell table:style-name="Таблица1.A1" office:value-type="string">
              <text:p text:style-name="P3">Наименование товара</text:p>
            </table:table-cell>
            <table:table-cell table:style-name="Таблица1.A1" office:value-type="string">
              <text:p text:style-name="P4"><text:span text:style-name="T2">Е</text:span>д.<text:line-break/>изм.</text:p>
            </table:table-cell>
            <table:table-cell table:style-name="Таблица1.A1" office:value-type="string">
              <text:p text:style-name="P4">Кол-во</text:p>
            </table:table-cell>
            <table:table-cell table:style-name="Таблица1.A1" office:value-type="string">
              <text:p text:style-name="P5">Цена, руб.</text:p>
            </table:table-cell>
            <table:table-cell table:style-name="Таблица1.A1" office:value-type="string">
              <text:p text:style-name="P5">Сумма, руб.</text:p>
            </table:table-cell>
            <table:table-cell table:style-name="Таблица1.G1" office:value-type="string">
              <text:p text:style-name="P4">Срок</text:p>
            </table:table-cell>
          </table:table-row>
        </table:table-header-rows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G2" office:value-type="string">
            <text:p text:style-name="P16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18">Итого</text:p>
          </table:table-cell>
          <table:table-cell table:style-name="tblTotal.A1" office:value-type="string">
            <text:p text:style-name="P19"><text:user-field-get text:name="pg_total">1234,00</text:user-field-get></text:p>
          </table:table-cell>
        </table:table-row>
      </table:table>
      <text:p text:style-name="Standard"/>
      <text:p text:style-name="P14">Итого прописью: <text:user-field-get text:name="pg_sum_in_words">тысячи сотни рублей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line-height-at-least="0.499cm" fo:text-align="end" style:justify-single-word="false" style:page-number="auto" fo:background-color="transparent" style:shadow="none" style:vertical-align="baseline">
        <style:tab-stops/>
      </style:paragraph-properties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c181" officeooo:paragraph-rsid="001cc181"/>
    </style:style>
    <style:style style:name="MP2" style:family="paragraph" style:parent-style-name="Footer">
      <style:text-properties officeooo:rsid="001e46db" officeooo:paragraph-rsid="001e46d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99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manager@kipspb.ru" text:name="pg_email"/>
          <text:user-field-decl office:value-type="string" office:string-value="Имя Фамилия" text:name="pg_mgr_name"/>
          <text:user-field-decl office:value-type="string" office:string-value="200" text:name="pg_phone"/>
        </text:user-field-decls>
        <text:p text:style-name="MP1"><text:span text:style-name="MT1">Консультации по тел:</text:span> (812) 327-32-40, доб. <text:user-field-get text:name="pg_phone">200</text:user-field-get></text:p>
        <text:p text:style-name="MP2"><text:span text:style-name="MT1">E-mail: </text:span><text:s/><text:user-field-get text:name="pg_email">manager@kipspb.ru</text:user-field-get></text:p>
        <text:p text:style-name="MP2"><text:span text:style-name="MT1">Исполнитель: </text:span><text:s/><text:user-field-get text:name="pg_mgr_name">Имя Фамилия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7:10:34.559451543</meta:creation-date>
    <meta:editing-duration>PT1H14M4S</meta:editing-duration>
    <meta:editing-cycles>31</meta:editing-cycles>
    <dc:date>2018-04-17T16:17:09.154662352</dc:date>
    <meta:generator>LibreOffice/5.0.6.2$Linux_X86_64 LibreOffice_project/00$Build-2</meta:generator>
    <meta:document-statistic meta:table-count="3" meta:image-count="0" meta:object-count="0" meta:page-count="1" meta:paragraph-count="20" meta:word-count="57" meta:character-count="404" meta:non-whitespace-character-count="365"/>
  </office:meta>
</office:document-meta>
</file>